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2"/>Mexican Rice</text:p>
      <text:p text:style-name="P1"/>
      <text:p text:style-name="Standard">1 cup uncooked rice</text:p>
      <text:p text:style-name="Standard">2 cups cold water</text:p>
      <text:p text:style-name="Standard">2 cloves garlic, minced</text:p>
      <text:p text:style-name="Standard">olive oil</text:p>
      <text:p text:style-name="Standard">½ onion, chopped</text:p>
      <text:p text:style-name="Standard">coarsely chopped tomato</text:p>
      <text:p text:style-name="Standard">1 jalapeno</text:p>
      <text:p text:style-name="Standard">¼ cup or so tomato sauce</text:p>
      <text:p text:style-name="Standard">1 tsp cumin</text:p>
      <text:p text:style-name="Standard">1 tablespoon chicken bouillon</text:p>
      <text:p text:style-name="Standard">salt to taste</text:p>
      <text:p text:style-name="Standard"/>
      <text:p text:style-name="Standard">Put a little olive oil into a medium size pot and heat to medium temp, add rice, and brown in the oil. <text:s/>Make sure all the rice is lightly coated with the oil. <text:s/>You do not have to stir the rice around very much at first, while browning, but as the rice becomes browner, you want to be stirring it around to make sure it all browns evenly and doesn’t burn. <text:s/>Towards the end of the browning, add the garlic so it sautés a bit.</text:p>
      <text:p text:style-name="Standard"/>
      <text:p text:style-name="Standard">Next, dump the water on the rice (it wills steam quite a bit), then add the remaining ingredients. <text:s/>Stir well and cover (with a small air escape). <text:s/>Reduce heat to medium-low to medium, and let cook for 20-30 minutes. <text:s/>Check after 20 minutes to make sure it’s not bu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Mexican Rice</dc:title>
    <meta:initial-creator> </meta:initial-creator>
    <meta:creation-date>2006-10-03T09:35:00</meta:creation-date>
    <dc:date>2007-12-14T14:30:04</dc:date>
    <meta:print-date>2007-12-14T12:31:55</meta:print-date>
    <meta:editing-cycles>1</meta:editing-cycles>
    <meta:editing-duration>PT5M0S</meta:editing-duration>
    <meta:user-defined meta:name="Info 1"/>
    <meta:user-defined meta:name="Info 2"/>
    <meta:user-defined meta:name="Info 3"/>
    <meta:user-defined meta:name="Info 4"/>
    <meta:document-statistic meta:table-count="0" meta:image-count="0" meta:object-count="0" meta:page-count="1" meta:paragraph-count="14" meta:word-count="174" meta:character-count="902"/>
  </office:meta>
</office:document-meta>
</file>